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2.328cm"/>
    </style:style>
    <style:style style:name="co3" style:family="table-column">
      <style:table-column-properties fo:break-before="auto" style:column-width="1.667cm"/>
    </style:style>
    <style:style style:name="co4" style:family="table-column">
      <style:table-column-properties fo:break-before="auto" style:column-width="1.244cm"/>
    </style:style>
    <style:style style:name="co5" style:family="table-column">
      <style:table-column-properties fo:break-before="auto" style:column-width="1.455cm"/>
    </style:style>
    <style:style style:name="co6" style:family="table-column">
      <style:table-column-properties fo:break-before="auto" style:column-width="2.59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name="Diagramm 1" draw:style-name="gr1" svg:width="15.999cm" svg:height="8.999cm" svg:x="11.389cm" svg:y="31.257cm">
            <draw:object draw:notify-on-update-of-ranges="Sheet1.B70:Sheet1.B72 Sheet1.E70:Sheet1.E7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9" table:default-cell-style-name="ce1"/>
        <table:table-column table:style-name="co2" table:number-columns-repeated="45" table:default-cell-style-name="ce1"/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94" calcext:value-type="float">
            <text:p>94</text:p>
          </table:table-cell>
          <table:table-cell office:value-type="float" office:value="200" calcext:value-type="float">
            <text:p>200</text:p>
          </table:table-cell>
          <table:table-cell office:value-type="float" office:value="440" calcext:value-type="float">
            <text:p>440</text:p>
          </table:table-cell>
          <table:table-cell office:value-type="float" office:value="940" calcext:value-type="float">
            <text:p>940</text:p>
          </table:table-cell>
          <table:table-cell table:number-columns-repeated="2"/>
          <table:table-cell office:value-type="string" calcext:value-type="string">
            <text:p>capazität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0.94" calcext:value-type="float">
            <text:p>0.94</text:p>
          </table:table-cell>
          <table:table-cell office:value-type="float" office:value="2" calcext:value-type="float">
            <text:p>2</text:p>
          </table:table-cell>
          <table:table-cell office:value-type="float" office:value="4.4" calcext:value-type="float">
            <text:p>4.4</text:p>
          </table:table-cell>
          <table:table-cell office:value-type="float" office:value="9.4" calcext:value-type="float">
            <text:p>9.4</text:p>
          </table:table-cell>
          <table:table-cell table:number-columns-repeated="3"/>
          <table:table-cell office:value-type="string" calcext:value-type="string">
            <text:p>capazität</text:p>
          </table:table-cell>
          <table:table-cell table:number-columns-repeated="4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A2]*[.$A$1]+[.B2]*[.$B$1]+[.C2]*[.$C$1]+[.D2]*[.$D$1]+[.E2]*[.$E$1]+[.F2]*[.$F$1]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K2]*[.$K$1]+[.L2]*[.$L$1]+[.M2]*[.$M$1]+[.N2]*[.$N$1]+[.O2]*[.$O$1]+[.P2]*[.$P$1]" office:value-type="float" office:value="0.44" calcext:value-type="float">
            <text:p>0.4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table:formula="of:=[.A3]*[.$A$1]+[.B3]*[.$B$1]+[.C3]*[.$C$1]+[.D3]*[.$D$1]+[.E3]*[.$E$1]+[.F3]*[.$F$1]" office:value-type="float" office:value="44" calcext:value-type="float">
            <text:p>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table:formula="of:=[.K3]*[.$K$1]+[.L3]*[.$L$1]+[.M3]*[.$M$1]+[.N3]*[.$N$1]+[.O3]*[.$O$1]+[.P3]*[.$P$1]" office:value-type="float" office:value="0.94" calcext:value-type="float">
            <text:p>0.94</text:p>
          </table:table-cell>
          <table:table-cell table:number-columns-repeated="4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table:formula="of:=[.A4]*[.$A$1]+[.B4]*[.$B$1]+[.C4]*[.$C$1]+[.D4]*[.$D$1]+[.E4]*[.$E$1]+[.F4]*[.$F$1]" office:value-type="float" office:value="64" calcext:value-type="float">
            <text:p>6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table:formula="of:=[.K4]*[.$K$1]+[.L4]*[.$L$1]+[.M4]*[.$M$1]+[.N4]*[.$N$1]+[.O4]*[.$O$1]+[.P4]*[.$P$1]" office:value-type="float" office:value="1.38" calcext:value-type="float">
            <text:p>1.38</text:p>
          </table:table-cell>
          <table:table-cell table:number-columns-repeated="4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formula="of:=[.A5]*[.$A$1]+[.B5]*[.$B$1]+[.C5]*[.$C$1]+[.D5]*[.$D$1]+[.E5]*[.$E$1]+[.F5]*[.$F$1]" office:value-type="float" office:value="94" calcext:value-type="float">
            <text:p>9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formula="of:=[.K5]*[.$K$1]+[.L5]*[.$L$1]+[.M5]*[.$M$1]+[.N5]*[.$N$1]+[.O5]*[.$O$1]+[.P5]*[.$P$1]" office:value-type="float" office:value="2" calcext:value-type="float">
            <text:p>2</text:p>
          </table:table-cell>
          <table:table-cell table:number-columns-repeated="4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[.A6]*[.$A$1]+[.B6]*[.$B$1]+[.C6]*[.$C$1]+[.D6]*[.$D$1]+[.E6]*[.$E$1]+[.F6]*[.$F$1]" office:value-type="float" office:value="114" calcext:value-type="float">
            <text:p>1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[.K6]*[.$K$1]+[.L6]*[.$L$1]+[.M6]*[.$M$1]+[.N6]*[.$N$1]+[.O6]*[.$O$1]+[.P6]*[.$P$1]" office:value-type="float" office:value="2.44" calcext:value-type="float">
            <text:p>2.44</text:p>
          </table:table-cell>
          <table:table-cell table:number-columns-repeated="4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A7]*[.$A$1]+[.B7]*[.$B$1]+[.C7]*[.$C$1]+[.D7]*[.$D$1]+[.E7]*[.$E$1]+[.F7]*[.$F$1]" office:value-type="float" office:value="138" calcext:value-type="float">
            <text:p>13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K7]*[.$K$1]+[.L7]*[.$L$1]+[.M7]*[.$M$1]+[.N7]*[.$N$1]+[.O7]*[.$O$1]+[.P7]*[.$P$1]" office:value-type="float" office:value="2.94" calcext:value-type="float">
            <text:p>2.94</text:p>
          </table:table-cell>
          <table:table-cell table:number-columns-repeated="4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A8]*[.$A$1]+[.B8]*[.$B$1]+[.C8]*[.$C$1]+[.D8]*[.$D$1]+[.E8]*[.$E$1]+[.F8]*[.$F$1]" office:value-type="float" office:value="158" calcext:value-type="float">
            <text:p>15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[.K8]*[.$K$1]+[.L8]*[.$L$1]+[.M8]*[.$M$1]+[.N8]*[.$N$1]+[.O8]*[.$O$1]+[.P8]*[.$P$1]" office:value-type="float" office:value="3.38" calcext:value-type="float">
            <text:p>3.38</text:p>
          </table:table-cell>
          <table:table-cell table:number-columns-repeated="4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[.A9]*[.$A$1]+[.B9]*[.$B$1]+[.C9]*[.$C$1]+[.D9]*[.$D$1]+[.E9]*[.$E$1]+[.F9]*[.$F$1]" office:value-type="float" office:value="200" calcext:value-type="float">
            <text:p>2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[.K9]*[.$K$1]+[.L9]*[.$L$1]+[.M9]*[.$M$1]+[.N9]*[.$N$1]+[.O9]*[.$O$1]+[.P9]*[.$P$1]" office:value-type="float" office:value="4.4" calcext:value-type="float">
            <text:p>4.4</text:p>
          </table:table-cell>
          <table:table-cell table:number-columns-repeated="4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formula="of:=[.A10]*[.$A$1]+[.B10]*[.$B$1]+[.C10]*[.$C$1]+[.D10]*[.$D$1]+[.E10]*[.$E$1]+[.F10]*[.$F$1]" office:value-type="float" office:value="220" calcext:value-type="float">
            <text:p>2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formula="of:=[.K10]*[.$K$1]+[.L10]*[.$L$1]+[.M10]*[.$M$1]+[.N10]*[.$N$1]+[.O10]*[.$O$1]+[.P10]*[.$P$1]" office:value-type="float" office:value="4.84" calcext:value-type="float">
            <text:p>4.8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formula="of:=[.A11]*[.$A$1]+[.B11]*[.$B$1]+[.C11]*[.$C$1]+[.D11]*[.$D$1]+[.E11]*[.$E$1]+[.F11]*[.$F$1]" office:value-type="float" office:value="244" calcext:value-type="float">
            <text:p>2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formula="of:=[.K11]*[.$K$1]+[.L11]*[.$L$1]+[.M11]*[.$M$1]+[.N11]*[.$N$1]+[.O11]*[.$O$1]+[.P11]*[.$P$1]" office:value-type="float" office:value="5.34" calcext:value-type="float">
            <text:p>5.34</text:p>
          </table:table-cell>
          <table:table-cell table:number-columns-repeated="4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table:formula="of:=[.A12]*[.$A$1]+[.B12]*[.$B$1]+[.C12]*[.$C$1]+[.D12]*[.$D$1]+[.E12]*[.$E$1]+[.F12]*[.$F$1]" office:value-type="float" office:value="264" calcext:value-type="float">
            <text:p>26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table:formula="of:=[.K12]*[.$K$1]+[.L12]*[.$L$1]+[.M12]*[.$M$1]+[.N12]*[.$N$1]+[.O12]*[.$O$1]+[.P12]*[.$P$1]" office:value-type="float" office:value="5.78" calcext:value-type="float">
            <text:p>5.78</text:p>
          </table:table-cell>
          <table:table-cell table:number-columns-repeated="45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table:formula="of:=[.A13]*[.$A$1]+[.B13]*[.$B$1]+[.C13]*[.$C$1]+[.D13]*[.$D$1]+[.E13]*[.$E$1]+[.F13]*[.$F$1]" office:value-type="float" office:value="294" calcext:value-type="float">
            <text:p>29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table:formula="of:=[.K13]*[.$K$1]+[.L13]*[.$L$1]+[.M13]*[.$M$1]+[.N13]*[.$N$1]+[.O13]*[.$O$1]+[.P13]*[.$P$1]" office:value-type="float" office:value="6.4" calcext:value-type="float">
            <text:p>6.4</text:p>
          </table:table-cell>
          <table:table-cell table:number-columns-repeated="4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formula="of:=[.A14]*[.$A$1]+[.B14]*[.$B$1]+[.C14]*[.$C$1]+[.D14]*[.$D$1]+[.E14]*[.$E$1]+[.F14]*[.$F$1]" office:value-type="float" office:value="314" calcext:value-type="float">
            <text:p>3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formula="of:=[.K14]*[.$K$1]+[.L14]*[.$L$1]+[.M14]*[.$M$1]+[.N14]*[.$N$1]+[.O14]*[.$O$1]+[.P14]*[.$P$1]" office:value-type="float" office:value="6.84" calcext:value-type="float">
            <text:p>6.84</text:p>
          </table:table-cell>
          <table:table-cell table:number-columns-repeated="4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table:formula="of:=[.A15]*[.$A$1]+[.B15]*[.$B$1]+[.C15]*[.$C$1]+[.D15]*[.$D$1]+[.E15]*[.$E$1]+[.F15]*[.$F$1]" office:value-type="float" office:value="338" calcext:value-type="float">
            <text:p>338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table:formula="of:=[.K15]*[.$K$1]+[.L15]*[.$L$1]+[.M15]*[.$M$1]+[.N15]*[.$N$1]+[.O15]*[.$O$1]+[.P15]*[.$P$1]" office:value-type="float" office:value="7.34" calcext:value-type="float">
            <text:p>7.34</text:p>
          </table:table-cell>
          <table:table-cell table:number-columns-repeated="4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table:formula="of:=[.A16]*[.$A$1]+[.B16]*[.$B$1]+[.C16]*[.$C$1]+[.D16]*[.$D$1]+[.E16]*[.$E$1]+[.F16]*[.$F$1]" office:value-type="float" office:value="358" calcext:value-type="float">
            <text:p>358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table:formula="of:=[.K16]*[.$K$1]+[.L16]*[.$L$1]+[.M16]*[.$M$1]+[.N16]*[.$N$1]+[.O16]*[.$O$1]+[.P16]*[.$P$1]" office:value-type="float" office:value="7.78" calcext:value-type="float">
            <text:p>7.78</text:p>
          </table:table-cell>
          <table:table-cell table:number-columns-repeated="4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[.A17]*[.$A$1]+[.B17]*[.$B$1]+[.C17]*[.$C$1]+[.D17]*[.$D$1]+[.E17]*[.$E$1]+[.F17]*[.$F$1]" office:value-type="float" office:value="440" calcext:value-type="float">
            <text:p>44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[.K17]*[.$K$1]+[.L17]*[.$L$1]+[.M17]*[.$M$1]+[.N17]*[.$N$1]+[.O17]*[.$O$1]+[.P17]*[.$P$1]" office:value-type="float" office:value="9.4" calcext:value-type="float">
            <text:p>9.4</text:p>
          </table:table-cell>
          <table:table-cell table:number-columns-repeated="4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formula="of:=[.A18]*[.$A$1]+[.B18]*[.$B$1]+[.C18]*[.$C$1]+[.D18]*[.$D$1]+[.E18]*[.$E$1]+[.F18]*[.$F$1]" office:value-type="float" office:value="460" calcext:value-type="float">
            <text:p>46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formula="of:=[.K18]*[.$K$1]+[.L18]*[.$L$1]+[.M18]*[.$M$1]+[.N18]*[.$N$1]+[.O18]*[.$O$1]+[.P18]*[.$P$1]" office:value-type="float" office:value="9.84" calcext:value-type="float">
            <text:p>9.8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[.A19]*[.$A$1]+[.B19]*[.$B$1]+[.C19]*[.$C$1]+[.D19]*[.$D$1]+[.E19]*[.$E$1]+[.F19]*[.$F$1]" office:value-type="float" office:value="484" calcext:value-type="float">
            <text:p>4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[.K19]*[.$K$1]+[.L19]*[.$L$1]+[.M19]*[.$M$1]+[.N19]*[.$N$1]+[.O19]*[.$O$1]+[.P19]*[.$P$1]" office:value-type="float" office:value="10.34" calcext:value-type="float">
            <text:p>10.34</text:p>
          </table:table-cell>
          <table:table-cell table:number-columns-repeated="4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formula="of:=[.A20]*[.$A$1]+[.B20]*[.$B$1]+[.C20]*[.$C$1]+[.D20]*[.$D$1]+[.E20]*[.$E$1]+[.F20]*[.$F$1]" office:value-type="float" office:value="504" calcext:value-type="float">
            <text:p>50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formula="of:=[.K20]*[.$K$1]+[.L20]*[.$L$1]+[.M20]*[.$M$1]+[.N20]*[.$N$1]+[.O20]*[.$O$1]+[.P20]*[.$P$1]" office:value-type="float" office:value="10.78" calcext:value-type="float">
            <text:p>10.78</text:p>
          </table:table-cell>
          <table:table-cell table:number-columns-repeated="4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A21]*[.$A$1]+[.B21]*[.$B$1]+[.C21]*[.$C$1]+[.D21]*[.$D$1]+[.E21]*[.$E$1]+[.F21]*[.$F$1]" office:value-type="float" office:value="534" calcext:value-type="float">
            <text:p>53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K21]*[.$K$1]+[.L21]*[.$L$1]+[.M21]*[.$M$1]+[.N21]*[.$N$1]+[.O21]*[.$O$1]+[.P21]*[.$P$1]" office:value-type="float" office:value="11.4" calcext:value-type="float">
            <text:p>11.4</text:p>
          </table:table-cell>
          <table:table-cell table:number-columns-repeated="4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formula="of:=[.A22]*[.$A$1]+[.B22]*[.$B$1]+[.C22]*[.$C$1]+[.D22]*[.$D$1]+[.E22]*[.$E$1]+[.F22]*[.$F$1]" office:value-type="float" office:value="554" calcext:value-type="float">
            <text:p>55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formula="of:=[.K22]*[.$K$1]+[.L22]*[.$L$1]+[.M22]*[.$M$1]+[.N22]*[.$N$1]+[.O22]*[.$O$1]+[.P22]*[.$P$1]" office:value-type="float" office:value="11.84" calcext:value-type="float">
            <text:p>11.84</text:p>
          </table:table-cell>
          <table:table-cell table:number-columns-repeated="4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formula="of:=[.A23]*[.$A$1]+[.B23]*[.$B$1]+[.C23]*[.$C$1]+[.D23]*[.$D$1]+[.E23]*[.$E$1]+[.F23]*[.$F$1]" office:value-type="float" office:value="578" calcext:value-type="float">
            <text:p>57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formula="of:=[.K23]*[.$K$1]+[.L23]*[.$L$1]+[.M23]*[.$M$1]+[.N23]*[.$N$1]+[.O23]*[.$O$1]+[.P23]*[.$P$1]" office:value-type="float" office:value="12.34" calcext:value-type="float">
            <text:p>12.34</text:p>
          </table:table-cell>
          <table:table-cell table:number-columns-repeated="4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formula="of:=[.A24]*[.$A$1]+[.B24]*[.$B$1]+[.C24]*[.$C$1]+[.D24]*[.$D$1]+[.E24]*[.$E$1]+[.F24]*[.$F$1]" office:value-type="float" office:value="598" calcext:value-type="float">
            <text:p>59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formula="of:=[.K24]*[.$K$1]+[.L24]*[.$L$1]+[.M24]*[.$M$1]+[.N24]*[.$N$1]+[.O24]*[.$O$1]+[.P24]*[.$P$1]" office:value-type="float" office:value="12.78" calcext:value-type="float">
            <text:p>12.78</text:p>
          </table:table-cell>
          <table:table-cell table:number-columns-repeated="45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formula="of:=[.A25]*[.$A$1]+[.B25]*[.$B$1]+[.C25]*[.$C$1]+[.D25]*[.$D$1]+[.E25]*[.$E$1]+[.F25]*[.$F$1]" office:value-type="float" office:value="640" calcext:value-type="float">
            <text:p>64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formula="of:=[.K25]*[.$K$1]+[.L25]*[.$L$1]+[.M25]*[.$M$1]+[.N25]*[.$N$1]+[.O25]*[.$O$1]+[.P25]*[.$P$1]" office:value-type="float" office:value="13.8" calcext:value-type="float">
            <text:p>13.8</text:p>
          </table:table-cell>
          <table:table-cell table:number-columns-repeated="4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formula="of:=[.A26]*[.$A$1]+[.B26]*[.$B$1]+[.C26]*[.$C$1]+[.D26]*[.$D$1]+[.E26]*[.$E$1]+[.F26]*[.$F$1]" office:value-type="float" office:value="660" calcext:value-type="float">
            <text:p>66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formula="of:=[.K26]*[.$K$1]+[.L26]*[.$L$1]+[.M26]*[.$M$1]+[.N26]*[.$N$1]+[.O26]*[.$O$1]+[.P26]*[.$P$1]" office:value-type="float" office:value="14.24" calcext:value-type="float">
            <text:p>14.2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formula="of:=[.A27]*[.$A$1]+[.B27]*[.$B$1]+[.C27]*[.$C$1]+[.D27]*[.$D$1]+[.E27]*[.$E$1]+[.F27]*[.$F$1]" office:value-type="float" office:value="684" calcext:value-type="float">
            <text:p>6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formula="of:=[.K27]*[.$K$1]+[.L27]*[.$L$1]+[.M27]*[.$M$1]+[.N27]*[.$N$1]+[.O27]*[.$O$1]+[.P27]*[.$P$1]" office:value-type="float" office:value="14.74" calcext:value-type="float">
            <text:p>14.74</text:p>
          </table:table-cell>
          <table:table-cell table:number-columns-repeated="4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table:formula="of:=[.A28]*[.$A$1]+[.B28]*[.$B$1]+[.C28]*[.$C$1]+[.D28]*[.$D$1]+[.E28]*[.$E$1]+[.F28]*[.$F$1]" office:value-type="float" office:value="704" calcext:value-type="float">
            <text:p>70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table:formula="of:=[.K28]*[.$K$1]+[.L28]*[.$L$1]+[.M28]*[.$M$1]+[.N28]*[.$N$1]+[.O28]*[.$O$1]+[.P28]*[.$P$1]" office:value-type="float" office:value="15.18" calcext:value-type="float">
            <text:p>15.18</text:p>
          </table:table-cell>
          <table:table-cell table:number-columns-repeated="45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A29]*[.$A$1]+[.B29]*[.$B$1]+[.C29]*[.$C$1]+[.D29]*[.$D$1]+[.E29]*[.$E$1]+[.F29]*[.$F$1]" office:value-type="float" office:value="734" calcext:value-type="float">
            <text:p>734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K29]*[.$K$1]+[.L29]*[.$L$1]+[.M29]*[.$M$1]+[.N29]*[.$N$1]+[.O29]*[.$O$1]+[.P29]*[.$P$1]" office:value-type="float" office:value="15.8" calcext:value-type="float">
            <text:p>15.8</text:p>
          </table:table-cell>
          <table:table-cell table:number-columns-repeated="4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table:formula="of:=[.A30]*[.$A$1]+[.B30]*[.$B$1]+[.C30]*[.$C$1]+[.D30]*[.$D$1]+[.E30]*[.$E$1]+[.F30]*[.$F$1]" office:value-type="float" office:value="754" calcext:value-type="float">
            <text:p>75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table:formula="of:=[.K30]*[.$K$1]+[.L30]*[.$L$1]+[.M30]*[.$M$1]+[.N30]*[.$N$1]+[.O30]*[.$O$1]+[.P30]*[.$P$1]" office:value-type="float" office:value="16.24" calcext:value-type="float">
            <text:p>16.24</text:p>
          </table:table-cell>
          <table:table-cell table:number-columns-repeated="45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formula="of:=[.A31]*[.$A$1]+[.B31]*[.$B$1]+[.C31]*[.$C$1]+[.D31]*[.$D$1]+[.E31]*[.$E$1]+[.F31]*[.$F$1]" office:value-type="float" office:value="778" calcext:value-type="float">
            <text:p>778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formula="of:=[.K31]*[.$K$1]+[.L31]*[.$L$1]+[.M31]*[.$M$1]+[.N31]*[.$N$1]+[.O31]*[.$O$1]+[.P31]*[.$P$1]" office:value-type="float" office:value="16.74" calcext:value-type="float">
            <text:p>16.74</text:p>
          </table:table-cell>
          <table:table-cell table:number-columns-repeated="4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table:formula="of:=[.A32]*[.$A$1]+[.B32]*[.$B$1]+[.C32]*[.$C$1]+[.D32]*[.$D$1]+[.E32]*[.$E$1]+[.F32]*[.$F$1]" office:value-type="float" office:value="798" calcext:value-type="float">
            <text:p>798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table:formula="of:=[.K32]*[.$K$1]+[.L32]*[.$L$1]+[.M32]*[.$M$1]+[.N32]*[.$N$1]+[.O32]*[.$O$1]+[.P32]*[.$P$1]" office:value-type="float" office:value="17.18" calcext:value-type="float">
            <text:p>17.18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3]*[.$A$1]+[.B33]*[.$B$1]+[.C33]*[.$C$1]+[.D33]*[.$D$1]+[.E33]*[.$E$1]+[.F33]*[.$F$1]" office:value-type="float" office:value="940" calcext:value-type="float">
            <text:p>940</text:p>
          </table:table-cell>
          <table:table-cell table:number-columns-repeated="9"/>
          <table:table-cell table:formula="of:=[.K33]*[.$K$1]+[.L33]*[.$L$1]+[.M33]*[.$M$1]+[.N33]*[.$N$1]+[.O33]*[.$O$1]+[.P33]*[.$P$1]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A34]*[.$A$1]+[.B34]*[.$B$1]+[.C34]*[.$C$1]+[.D34]*[.$D$1]+[.E34]*[.$E$1]+[.F34]*[.$F$1]" office:value-type="float" office:value="960" calcext:value-type="float">
            <text:p>960</text:p>
          </table:table-cell>
          <table:table-cell table:number-columns-repeated="9"/>
          <table:table-cell table:formula="of:=[.K34]*[.$K$1]+[.L34]*[.$L$1]+[.M34]*[.$M$1]+[.N34]*[.$N$1]+[.O34]*[.$O$1]+[.P34]*[.$P$1]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A35]*[.$A$1]+[.B35]*[.$B$1]+[.C35]*[.$C$1]+[.D35]*[.$D$1]+[.E35]*[.$E$1]+[.F35]*[.$F$1]" office:value-type="float" office:value="984" calcext:value-type="float">
            <text:p>984</text:p>
          </table:table-cell>
          <table:table-cell table:number-columns-repeated="9"/>
          <table:table-cell table:formula="of:=[.K35]*[.$K$1]+[.L35]*[.$L$1]+[.M35]*[.$M$1]+[.N35]*[.$N$1]+[.O35]*[.$O$1]+[.P35]*[.$P$1]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A36]*[.$A$1]+[.B36]*[.$B$1]+[.C36]*[.$C$1]+[.D36]*[.$D$1]+[.E36]*[.$E$1]+[.F36]*[.$F$1]" office:value-type="float" office:value="1004" calcext:value-type="float">
            <text:p>1004</text:p>
          </table:table-cell>
          <table:table-cell table:number-columns-repeated="9"/>
          <table:table-cell table:formula="of:=[.K36]*[.$K$1]+[.L36]*[.$L$1]+[.M36]*[.$M$1]+[.N36]*[.$N$1]+[.O36]*[.$O$1]+[.P36]*[.$P$1]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37]*[.$A$1]+[.B37]*[.$B$1]+[.C37]*[.$C$1]+[.D37]*[.$D$1]+[.E37]*[.$E$1]+[.F37]*[.$F$1]" office:value-type="float" office:value="1034" calcext:value-type="float">
            <text:p>1034</text:p>
          </table:table-cell>
          <table:table-cell table:number-columns-repeated="9"/>
          <table:table-cell table:formula="of:=[.K37]*[.$K$1]+[.L37]*[.$L$1]+[.M37]*[.$M$1]+[.N37]*[.$N$1]+[.O37]*[.$O$1]+[.P37]*[.$P$1]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38]*[.$A$1]+[.B38]*[.$B$1]+[.C38]*[.$C$1]+[.D38]*[.$D$1]+[.E38]*[.$E$1]+[.F38]*[.$F$1]" office:value-type="float" office:value="1054" calcext:value-type="float">
            <text:p>1054</text:p>
          </table:table-cell>
          <table:table-cell table:number-columns-repeated="9"/>
          <table:table-cell table:formula="of:=[.K38]*[.$K$1]+[.L38]*[.$L$1]+[.M38]*[.$M$1]+[.N38]*[.$N$1]+[.O38]*[.$O$1]+[.P38]*[.$P$1]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A39]*[.$A$1]+[.B39]*[.$B$1]+[.C39]*[.$C$1]+[.D39]*[.$D$1]+[.E39]*[.$E$1]+[.F39]*[.$F$1]" office:value-type="float" office:value="1078" calcext:value-type="float">
            <text:p>1078</text:p>
          </table:table-cell>
          <table:table-cell table:number-columns-repeated="9"/>
          <table:table-cell table:formula="of:=[.K39]*[.$K$1]+[.L39]*[.$L$1]+[.M39]*[.$M$1]+[.N39]*[.$N$1]+[.O39]*[.$O$1]+[.P39]*[.$P$1]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A40]*[.$A$1]+[.B40]*[.$B$1]+[.C40]*[.$C$1]+[.D40]*[.$D$1]+[.E40]*[.$E$1]+[.F40]*[.$F$1]" office:value-type="float" office:value="1098" calcext:value-type="float">
            <text:p>1098</text:p>
          </table:table-cell>
          <table:table-cell table:number-columns-repeated="9"/>
          <table:table-cell table:formula="of:=[.K40]*[.$K$1]+[.L40]*[.$L$1]+[.M40]*[.$M$1]+[.N40]*[.$N$1]+[.O40]*[.$O$1]+[.P40]*[.$P$1]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41]*[.$A$1]+[.B41]*[.$B$1]+[.C41]*[.$C$1]+[.D41]*[.$D$1]+[.E41]*[.$E$1]+[.F41]*[.$F$1]" office:value-type="float" office:value="1140" calcext:value-type="float">
            <text:p>1140</text:p>
          </table:table-cell>
          <table:table-cell table:number-columns-repeated="9"/>
          <table:table-cell table:formula="of:=[.K41]*[.$K$1]+[.L41]*[.$L$1]+[.M41]*[.$M$1]+[.N41]*[.$N$1]+[.O41]*[.$O$1]+[.P41]*[.$P$1]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A42]*[.$A$1]+[.B42]*[.$B$1]+[.C42]*[.$C$1]+[.D42]*[.$D$1]+[.E42]*[.$E$1]+[.F42]*[.$F$1]" office:value-type="float" office:value="1160" calcext:value-type="float">
            <text:p>1160</text:p>
          </table:table-cell>
          <table:table-cell table:number-columns-repeated="9"/>
          <table:table-cell table:formula="of:=[.K42]*[.$K$1]+[.L42]*[.$L$1]+[.M42]*[.$M$1]+[.N42]*[.$N$1]+[.O42]*[.$O$1]+[.P42]*[.$P$1]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A43]*[.$A$1]+[.B43]*[.$B$1]+[.C43]*[.$C$1]+[.D43]*[.$D$1]+[.E43]*[.$E$1]+[.F43]*[.$F$1]" office:value-type="float" office:value="1184" calcext:value-type="float">
            <text:p>1184</text:p>
          </table:table-cell>
          <table:table-cell table:number-columns-repeated="9"/>
          <table:table-cell table:formula="of:=[.K43]*[.$K$1]+[.L43]*[.$L$1]+[.M43]*[.$M$1]+[.N43]*[.$N$1]+[.O43]*[.$O$1]+[.P43]*[.$P$1]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A44]*[.$A$1]+[.B44]*[.$B$1]+[.C44]*[.$C$1]+[.D44]*[.$D$1]+[.E44]*[.$E$1]+[.F44]*[.$F$1]" office:value-type="float" office:value="1204" calcext:value-type="float">
            <text:p>1204</text:p>
          </table:table-cell>
          <table:table-cell table:number-columns-repeated="9"/>
          <table:table-cell table:formula="of:=[.K44]*[.$K$1]+[.L44]*[.$L$1]+[.M44]*[.$M$1]+[.N44]*[.$N$1]+[.O44]*[.$O$1]+[.P44]*[.$P$1]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A45]*[.$A$1]+[.B45]*[.$B$1]+[.C45]*[.$C$1]+[.D45]*[.$D$1]+[.E45]*[.$E$1]+[.F45]*[.$F$1]" office:value-type="float" office:value="1234" calcext:value-type="float">
            <text:p>1234</text:p>
          </table:table-cell>
          <table:table-cell table:number-columns-repeated="9"/>
          <table:table-cell table:formula="of:=[.K45]*[.$K$1]+[.L45]*[.$L$1]+[.M45]*[.$M$1]+[.N45]*[.$N$1]+[.O45]*[.$O$1]+[.P45]*[.$P$1]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A46]*[.$A$1]+[.B46]*[.$B$1]+[.C46]*[.$C$1]+[.D46]*[.$D$1]+[.E46]*[.$E$1]+[.F46]*[.$F$1]" office:value-type="float" office:value="1254" calcext:value-type="float">
            <text:p>1254</text:p>
          </table:table-cell>
          <table:table-cell table:number-columns-repeated="9"/>
          <table:table-cell table:formula="of:=[.K46]*[.$K$1]+[.L46]*[.$L$1]+[.M46]*[.$M$1]+[.N46]*[.$N$1]+[.O46]*[.$O$1]+[.P46]*[.$P$1]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A47]*[.$A$1]+[.B47]*[.$B$1]+[.C47]*[.$C$1]+[.D47]*[.$D$1]+[.E47]*[.$E$1]+[.F47]*[.$F$1]" office:value-type="float" office:value="1278" calcext:value-type="float">
            <text:p>1278</text:p>
          </table:table-cell>
          <table:table-cell table:number-columns-repeated="9"/>
          <table:table-cell table:formula="of:=[.K47]*[.$K$1]+[.L47]*[.$L$1]+[.M47]*[.$M$1]+[.N47]*[.$N$1]+[.O47]*[.$O$1]+[.P47]*[.$P$1]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A48]*[.$A$1]+[.B48]*[.$B$1]+[.C48]*[.$C$1]+[.D48]*[.$D$1]+[.E48]*[.$E$1]+[.F48]*[.$F$1]" office:value-type="float" office:value="1298" calcext:value-type="float">
            <text:p>1298</text:p>
          </table:table-cell>
          <table:table-cell table:number-columns-repeated="9"/>
          <table:table-cell table:formula="of:=[.K48]*[.$K$1]+[.L48]*[.$L$1]+[.M48]*[.$M$1]+[.N48]*[.$N$1]+[.O48]*[.$O$1]+[.P48]*[.$P$1]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49]*[.$A$1]+[.B49]*[.$B$1]+[.C49]*[.$C$1]+[.D49]*[.$D$1]+[.E49]*[.$E$1]+[.F49]*[.$F$1]" office:value-type="float" office:value="1380" calcext:value-type="float">
            <text:p>1380</text:p>
          </table:table-cell>
          <table:table-cell table:number-columns-repeated="9"/>
          <table:table-cell table:formula="of:=[.K49]*[.$K$1]+[.L49]*[.$L$1]+[.M49]*[.$M$1]+[.N49]*[.$N$1]+[.O49]*[.$O$1]+[.P49]*[.$P$1]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A50]*[.$A$1]+[.B50]*[.$B$1]+[.C50]*[.$C$1]+[.D50]*[.$D$1]+[.E50]*[.$E$1]+[.F50]*[.$F$1]" office:value-type="float" office:value="1400" calcext:value-type="float">
            <text:p>1400</text:p>
          </table:table-cell>
          <table:table-cell table:number-columns-repeated="9"/>
          <table:table-cell table:formula="of:=[.K50]*[.$K$1]+[.L50]*[.$L$1]+[.M50]*[.$M$1]+[.N50]*[.$N$1]+[.O50]*[.$O$1]+[.P50]*[.$P$1]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51]*[.$A$1]+[.B51]*[.$B$1]+[.C51]*[.$C$1]+[.D51]*[.$D$1]+[.E51]*[.$E$1]+[.F51]*[.$F$1]" office:value-type="float" office:value="1424" calcext:value-type="float">
            <text:p>1424</text:p>
          </table:table-cell>
          <table:table-cell table:number-columns-repeated="9"/>
          <table:table-cell table:formula="of:=[.K51]*[.$K$1]+[.L51]*[.$L$1]+[.M51]*[.$M$1]+[.N51]*[.$N$1]+[.O51]*[.$O$1]+[.P51]*[.$P$1]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A52]*[.$A$1]+[.B52]*[.$B$1]+[.C52]*[.$C$1]+[.D52]*[.$D$1]+[.E52]*[.$E$1]+[.F52]*[.$F$1]" office:value-type="float" office:value="1444" calcext:value-type="float">
            <text:p>1444</text:p>
          </table:table-cell>
          <table:table-cell table:number-columns-repeated="9"/>
          <table:table-cell table:formula="of:=[.K52]*[.$K$1]+[.L52]*[.$L$1]+[.M52]*[.$M$1]+[.N52]*[.$N$1]+[.O52]*[.$O$1]+[.P52]*[.$P$1]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A53]*[.$A$1]+[.B53]*[.$B$1]+[.C53]*[.$C$1]+[.D53]*[.$D$1]+[.E53]*[.$E$1]+[.F53]*[.$F$1]" office:value-type="float" office:value="1474" calcext:value-type="float">
            <text:p>1474</text:p>
          </table:table-cell>
          <table:table-cell table:number-columns-repeated="9"/>
          <table:table-cell table:formula="of:=[.K53]*[.$K$1]+[.L53]*[.$L$1]+[.M53]*[.$M$1]+[.N53]*[.$N$1]+[.O53]*[.$O$1]+[.P53]*[.$P$1]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A54]*[.$A$1]+[.B54]*[.$B$1]+[.C54]*[.$C$1]+[.D54]*[.$D$1]+[.E54]*[.$E$1]+[.F54]*[.$F$1]" office:value-type="float" office:value="1494" calcext:value-type="float">
            <text:p>1494</text:p>
          </table:table-cell>
          <table:table-cell table:number-columns-repeated="9"/>
          <table:table-cell table:formula="of:=[.K54]*[.$K$1]+[.L54]*[.$L$1]+[.M54]*[.$M$1]+[.N54]*[.$N$1]+[.O54]*[.$O$1]+[.P54]*[.$P$1]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A55]*[.$A$1]+[.B55]*[.$B$1]+[.C55]*[.$C$1]+[.D55]*[.$D$1]+[.E55]*[.$E$1]+[.F55]*[.$F$1]" office:value-type="float" office:value="1518" calcext:value-type="float">
            <text:p>1518</text:p>
          </table:table-cell>
          <table:table-cell table:number-columns-repeated="9"/>
          <table:table-cell table:formula="of:=[.K55]*[.$K$1]+[.L55]*[.$L$1]+[.M55]*[.$M$1]+[.N55]*[.$N$1]+[.O55]*[.$O$1]+[.P55]*[.$P$1]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A56]*[.$A$1]+[.B56]*[.$B$1]+[.C56]*[.$C$1]+[.D56]*[.$D$1]+[.E56]*[.$E$1]+[.F56]*[.$F$1]" office:value-type="float" office:value="1538" calcext:value-type="float">
            <text:p>1538</text:p>
          </table:table-cell>
          <table:table-cell table:number-columns-repeated="9"/>
          <table:table-cell table:formula="of:=[.K56]*[.$K$1]+[.L56]*[.$L$1]+[.M56]*[.$M$1]+[.N56]*[.$N$1]+[.O56]*[.$O$1]+[.P56]*[.$P$1]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57]*[.$A$1]+[.B57]*[.$B$1]+[.C57]*[.$C$1]+[.D57]*[.$D$1]+[.E57]*[.$E$1]+[.F57]*[.$F$1]" office:value-type="float" office:value="1580" calcext:value-type="float">
            <text:p>1580</text:p>
          </table:table-cell>
          <table:table-cell table:number-columns-repeated="9"/>
          <table:table-cell table:formula="of:=[.K57]*[.$K$1]+[.L57]*[.$L$1]+[.M57]*[.$M$1]+[.N57]*[.$N$1]+[.O57]*[.$O$1]+[.P57]*[.$P$1]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A58]*[.$A$1]+[.B58]*[.$B$1]+[.C58]*[.$C$1]+[.D58]*[.$D$1]+[.E58]*[.$E$1]+[.F58]*[.$F$1]" office:value-type="float" office:value="1600" calcext:value-type="float">
            <text:p>1600</text:p>
          </table:table-cell>
          <table:table-cell table:number-columns-repeated="9"/>
          <table:table-cell table:formula="of:=[.K58]*[.$K$1]+[.L58]*[.$L$1]+[.M58]*[.$M$1]+[.N58]*[.$N$1]+[.O58]*[.$O$1]+[.P58]*[.$P$1]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A59]*[.$A$1]+[.B59]*[.$B$1]+[.C59]*[.$C$1]+[.D59]*[.$D$1]+[.E59]*[.$E$1]+[.F59]*[.$F$1]" office:value-type="float" office:value="1624" calcext:value-type="float">
            <text:p>1624</text:p>
          </table:table-cell>
          <table:table-cell table:number-columns-repeated="9"/>
          <table:table-cell table:formula="of:=[.K59]*[.$K$1]+[.L59]*[.$L$1]+[.M59]*[.$M$1]+[.N59]*[.$N$1]+[.O59]*[.$O$1]+[.P59]*[.$P$1]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A60]*[.$A$1]+[.B60]*[.$B$1]+[.C60]*[.$C$1]+[.D60]*[.$D$1]+[.E60]*[.$E$1]+[.F60]*[.$F$1]" office:value-type="float" office:value="1644" calcext:value-type="float">
            <text:p>1644</text:p>
          </table:table-cell>
          <table:table-cell table:number-columns-repeated="9"/>
          <table:table-cell table:formula="of:=[.K60]*[.$K$1]+[.L60]*[.$L$1]+[.M60]*[.$M$1]+[.N60]*[.$N$1]+[.O60]*[.$O$1]+[.P60]*[.$P$1]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A61]*[.$A$1]+[.B61]*[.$B$1]+[.C61]*[.$C$1]+[.D61]*[.$D$1]+[.E61]*[.$E$1]+[.F61]*[.$F$1]" office:value-type="float" office:value="1674" calcext:value-type="float">
            <text:p>1674</text:p>
          </table:table-cell>
          <table:table-cell table:number-columns-repeated="9"/>
          <table:table-cell table:formula="of:=[.K61]*[.$K$1]+[.L61]*[.$L$1]+[.M61]*[.$M$1]+[.N61]*[.$N$1]+[.O61]*[.$O$1]+[.P61]*[.$P$1]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A62]*[.$A$1]+[.B62]*[.$B$1]+[.C62]*[.$C$1]+[.D62]*[.$D$1]+[.E62]*[.$E$1]+[.F62]*[.$F$1]" office:value-type="float" office:value="1694" calcext:value-type="float">
            <text:p>1694</text:p>
          </table:table-cell>
          <table:table-cell table:number-columns-repeated="9"/>
          <table:table-cell table:formula="of:=[.K62]*[.$K$1]+[.L62]*[.$L$1]+[.M62]*[.$M$1]+[.N62]*[.$N$1]+[.O62]*[.$O$1]+[.P62]*[.$P$1]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A63]*[.$A$1]+[.B63]*[.$B$1]+[.C63]*[.$C$1]+[.D63]*[.$D$1]+[.E63]*[.$E$1]+[.F63]*[.$F$1]" office:value-type="float" office:value="1718" calcext:value-type="float">
            <text:p>1718</text:p>
          </table:table-cell>
          <table:table-cell table:number-columns-repeated="9"/>
          <table:table-cell table:formula="of:=[.K63]*[.$K$1]+[.L63]*[.$L$1]+[.M63]*[.$M$1]+[.N63]*[.$N$1]+[.O63]*[.$O$1]+[.P63]*[.$P$1]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A64]*[.$A$1]+[.B64]*[.$B$1]+[.C64]*[.$C$1]+[.D64]*[.$D$1]+[.E64]*[.$E$1]+[.F64]*[.$F$1]" office:value-type="float" office:value="1738" calcext:value-type="float">
            <text:p>1738</text:p>
          </table:table-cell>
          <table:table-cell table:number-columns-repeated="9"/>
          <table:table-cell table:formula="of:=[.K64]*[.$K$1]+[.L64]*[.$L$1]+[.M64]*[.$M$1]+[.N64]*[.$N$1]+[.O64]*[.$O$1]+[.P64]*[.$P$1]" office:value-type="float" office:value="0" calcext:value-type="float">
            <text:p>0</text:p>
          </table:table-cell>
          <table:table-cell table:number-columns-repeated="45"/>
        </table:table-row>
        <table:table-row table:style-name="ro1" table:number-rows-repeated="5">
          <table:table-cell table:number-columns-repeated="6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988.4" calcext:value-type="float">
            <text:p>988.4</text:p>
          </table:table-cell>
          <table:table-cell table:formula="of:=1/[.D70]^2" office:value-type="float" office:value="0.00000102361001539346" calcext:value-type="float">
            <text:p>1.02361001539346E-06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1/[.D71]^2" office:value-type="float" office:value="0.00000771604938271605" calcext:value-type="float">
            <text:p>7.71604938271605E-06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99" calcext:value-type="float">
            <text:p>99</text:p>
          </table:table-cell>
          <table:table-cell table:formula="of:=1/[.D72]^2" office:value-type="float" office:value="0.000102030405060708" calcext:value-type="float">
            <text:p>0.000102030405061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15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</text:p>
          </table:table-cell>
          <table:table-cell table:number-columns-repeated="46"/>
        </table:table-row>
        <table:table-row table:style-name="ro1">
          <table:table-cell table:number-columns-repeated="14"/>
          <table:table-cell office:value-type="string" calcext:value-type="string">
            <text:p>cseriel</text:p>
          </table:table-cell>
          <table:table-cell office:value-type="float" office:value="1580" calcext:value-type="float">
            <text:p>1580</text:p>
          </table:table-cell>
          <table:table-cell office:value-type="float" office:value="0.44" calcext:value-type="float">
            <text:p>0.44</text:p>
          </table:table-cell>
          <table:table-cell table:formula="of:=1/([.P77]^(-1)+[.Q77]^(-1))" office:value-type="float" office:value="0.439877502467667" calcext:value-type="float">
            <text:p>0.439877502467667</text:p>
          </table:table-cell>
          <table:table-cell table:number-columns-repeated="46"/>
        </table:table-row>
        <table:table-row table:style-name="ro1" table:number-rows-repeated="104849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2" table:number-columns-repeated="57" table:default-cell-style-name="ce1"/>
        <table:table-row table:style-name="ro1">
          <table:table-cell office:value-type="string" calcext:value-type="string">
            <text:p>F_0</text:p>
          </table:table-cell>
          <table:table-cell table:number-columns-repeated="3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L</text:p>
          </table:table-cell>
          <table:table-cell table:number-columns-repeated="57"/>
        </table:table-row>
        <table:table-row table:style-name="ro1">
          <table:table-cell office:value-type="float" office:value="32100" calcext:value-type="float">
            <text:p>32100</text:p>
          </table:table-cell>
          <table:table-cell table:number-columns-repeated="3"/>
          <table:table-cell office:value-type="float" office:value="988.4" calcext:value-type="float">
            <text:p>988.4</text:p>
          </table:table-cell>
          <table:table-cell/>
          <table:table-cell table:formula="of:=1/((2*3.14159*[.A2])^2*[.E2]*0.000000001)" office:value-type="float" office:value="0.0000248712833563094" calcext:value-type="float">
            <text:p>2.48712833563094E-05</text:p>
          </table:table-cell>
          <table:table-cell table:number-columns-repeated="57"/>
        </table:table-row>
        <table:table-row table:style-name="ro1">
          <table:table-cell office:value-type="float" office:value="32600" calcext:value-type="float">
            <text:p>32600</text:p>
          </table:table-cell>
          <table:table-cell table:number-columns-repeated="3"/>
          <table:table-cell office:value-type="float" office:value="944.4" calcext:value-type="float">
            <text:p>944.4</text:p>
          </table:table-cell>
          <table:table-cell/>
          <table:table-cell table:formula="of:=1/((2*3.14159*[.A3])^2*[.E3]*0.000000001)" office:value-type="float" office:value="0.0000252377026039433" calcext:value-type="float">
            <text:p>2.52377026039433E-05</text:p>
          </table:table-cell>
          <table:table-cell table:number-columns-repeated="57"/>
        </table:table-row>
        <table:table-row table:style-name="ro1">
          <table:table-cell office:value-type="float" office:value="36500" calcext:value-type="float">
            <text:p>36500</text:p>
          </table:table-cell>
          <table:table-cell table:number-columns-repeated="3"/>
          <table:table-cell office:value-type="float" office:value="802.4" calcext:value-type="float">
            <text:p>802.4</text:p>
          </table:table-cell>
          <table:table-cell/>
          <table:table-cell table:formula="of:=1/((2*3.14159*[.A4])^2*[.E4]*0.000000001)" office:value-type="float" office:value="0.0000236954165667849" calcext:value-type="float">
            <text:p>2.36954165667849E-05</text:p>
          </table:table-cell>
          <table:table-cell table:number-columns-repeated="57"/>
        </table:table-row>
        <table:table-row table:style-name="ro1">
          <table:table-cell office:value-type="float" office:value="37500" calcext:value-type="float">
            <text:p>37500</text:p>
          </table:table-cell>
          <table:table-cell table:number-columns-repeated="3"/>
          <table:table-cell office:value-type="float" office:value="734.44" calcext:value-type="float">
            <text:p>734.44</text:p>
          </table:table-cell>
          <table:table-cell/>
          <table:table-cell table:formula="of:=1/((2*3.14159*[.A5])^2*[.E5]*0.000000001)" office:value-type="float" office:value="0.0000245257411075988" calcext:value-type="float">
            <text:p>2.45257411075988E-05</text:p>
          </table:table-cell>
          <table:table-cell table:number-columns-repeated="57"/>
        </table:table-row>
        <table:table-row table:style-name="ro1">
          <table:table-cell office:value-type="float" office:value="40100" calcext:value-type="float">
            <text:p>40100</text:p>
          </table:table-cell>
          <table:table-cell table:number-columns-repeated="3"/>
          <table:table-cell office:value-type="float" office:value="651.84" calcext:value-type="float">
            <text:p>651.84</text:p>
          </table:table-cell>
          <table:table-cell/>
          <table:table-cell table:formula="of:=1/((2*3.14159*[.A6])^2*[.E6]*0.000000001)" office:value-type="float" office:value="0.000024166360201447" calcext:value-type="float">
            <text:p>2.4166360201447E-05</text:p>
          </table:table-cell>
          <table:table-cell table:number-columns-repeated="57"/>
        </table:table-row>
        <table:table-row table:style-name="ro1">
          <table:table-cell office:value-type="float" office:value="42500" calcext:value-type="float">
            <text:p>42500</text:p>
          </table:table-cell>
          <table:table-cell table:number-columns-repeated="3"/>
          <table:table-cell office:value-type="float" office:value="588" calcext:value-type="float">
            <text:p>588</text:p>
          </table:table-cell>
          <table:table-cell/>
          <table:table-cell table:formula="of:=1/((2*3.14159*[.A7])^2*[.E7]*0.000000001)" office:value-type="float" office:value="0.0000238498587216627" calcext:value-type="float">
            <text:p>2.38498587216627E-05</text:p>
          </table:table-cell>
          <table:table-cell table:number-columns-repeated="57"/>
        </table:table-row>
        <table:table-row table:style-name="ro1">
          <table:table-cell office:value-type="float" office:value="44200" calcext:value-type="float">
            <text:p>44200</text:p>
          </table:table-cell>
          <table:table-cell table:number-columns-repeated="3"/>
          <table:table-cell office:value-type="float" office:value="539" calcext:value-type="float">
            <text:p>539</text:p>
          </table:table-cell>
          <table:table-cell/>
          <table:table-cell table:formula="of:=1/((2*3.14159*[.A8])^2*[.E8]*0.000000001)" office:value-type="float" office:value="0.000024055129157137" calcext:value-type="float">
            <text:p>2.4055129157137E-05</text:p>
          </table:table-cell>
          <table:table-cell table:number-columns-repeated="57"/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4.44" calcext:value-type="float">
            <text:p>484.44</text:p>
          </table:table-cell>
          <table:table-cell/>
          <table:table-cell table:formula="of:=1/((2*3.14159*[.A9])^2*[.E9]*0.000000001)" office:value-type="float" office:value="0.0000236703830276614" calcext:value-type="float">
            <text:p>2.36703830276614E-05</text:p>
          </table:table-cell>
          <table:table-cell table:number-columns-repeated="57"/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44.4" calcext:value-type="float">
            <text:p>444.4</text:p>
          </table:table-cell>
          <table:table-cell/>
          <table:table-cell table:formula="of:=1/((2*3.14159*[.A10])^2*[.E10]*0.000000001)" office:value-type="float" office:value="0.0000232625087135068" calcext:value-type="float">
            <text:p>2.32625087135068E-05</text:p>
          </table:table-cell>
          <table:table-cell table:number-columns-repeated="57"/>
        </table:table-row>
        <table:table-row table:style-name="ro1">
          <table:table-cell office:value-type="float" office:value="49700" calcext:value-type="float">
            <text:p>4970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43" calcext:value-type="float">
            <text:p>443</text:p>
          </table:table-cell>
          <table:table-cell/>
          <table:table-cell table:formula="of:=1/((2*3.14159*[.A11])^2*[.E11]*0.000000001)" office:value-type="float" office:value="0.0000231485873530969" calcext:value-type="float">
            <text:p>2.31485873530969E-05</text:p>
          </table:table-cell>
          <table:table-cell table:number-columns-repeated="57"/>
        </table:table-row>
        <table:table-row table:style-name="ro1">
          <table:table-cell office:value-type="float" office:value="54600" calcext:value-type="float">
            <text:p>5460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338+14.24" office:value-type="float" office:value="352.24" calcext:value-type="float">
            <text:p>352.24</text:p>
          </table:table-cell>
          <table:table-cell/>
          <table:table-cell table:formula="of:=1/((2*3.14159*[.A12])^2*[.E12]*0.000000001)" office:value-type="float" office:value="0.0000241222069518694" calcext:value-type="float">
            <text:p>2.41222069518694E-05</text:p>
          </table:table-cell>
          <table:table-cell table:number-columns-repeated="57"/>
        </table:table-row>
        <table:table-row table:style-name="ro1">
          <table:table-cell office:value-type="float" office:value="58500" calcext:value-type="float">
            <text:p>5850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19" calcext:value-type="float">
            <text:p>319</text:p>
          </table:table-cell>
          <table:table-cell/>
          <table:table-cell table:formula="of:=1/((2*3.14159*[.A13])^2*[.E13]*0.000000001)" office:value-type="float" office:value="0.0000232027030391974" calcext:value-type="float">
            <text:p>2.32027030391974E-05</text:p>
          </table:table-cell>
          <table:table-cell table:number-columns-repeated="57"/>
        </table:table-row>
        <table:table-row table:style-name="ro1">
          <table:table-cell office:value-type="float" office:value="59800" calcext:value-type="float">
            <text:p>5980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99" calcext:value-type="float">
            <text:p>299</text:p>
          </table:table-cell>
          <table:table-cell/>
          <table:table-cell table:formula="of:=1/((2*3.14159*[.A14])^2*[.E14]*0.000000001)" office:value-type="float" office:value="0.0000236901298211201" calcext:value-type="float">
            <text:p>2.36901298211201E-05</text:p>
          </table:table-cell>
          <table:table-cell table:number-columns-repeated="57"/>
        </table:table-row>
        <table:table-row table:style-name="ro1">
          <table:table-cell office:value-type="float" office:value="64200" calcext:value-type="float">
            <text:p>6420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58" calcext:value-type="float">
            <text:p>258</text:p>
          </table:table-cell>
          <table:table-cell/>
          <table:table-cell table:formula="of:=1/((2*3.14159*[.A15])^2*[.E15]*0.000000001)" office:value-type="float" office:value="0.0000238205198346669" calcext:value-type="float">
            <text:p>2.38205198346669E-05</text:p>
          </table:table-cell>
          <table:table-cell table:number-columns-repeated="57"/>
        </table:table-row>
        <table:table-row table:style-name="ro1">
          <table:table-cell office:value-type="float" office:value="67400" calcext:value-type="float">
            <text:p>6740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((2*3.14159*[.A16])^2*[.E16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78700" calcext:value-type="float">
            <text:p>7870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((2*3.14159*[.A17])^2*[.E17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82400" calcext:value-type="float">
            <text:p>8240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((2*3.14159*[.A18])^2*[.E18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86100" calcext:value-type="float">
            <text:p>8610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((2*3.14159*[.A19])^2*[.E19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91100" calcext:value-type="float">
            <text:p>9110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((2*3.14159*[.A20])^2*[.E20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95200" calcext:value-type="float">
            <text:p>952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((2*3.14159*[.A21])^2*[.E21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100500" calcext:value-type="float">
            <text:p>1005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((2*3.14159*[.A22])^2*[.E22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103800" calcext:value-type="float">
            <text:p>10380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((2*3.14159*[.A23])^2*[.E23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104300" calcext:value-type="float">
            <text:p>1043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7.4" calcext:value-type="float">
            <text:p>97.4</text:p>
          </table:table-cell>
          <table:table-cell/>
          <table:table-cell table:formula="of:=1/((2*3.14159*#REF!)^2*#REF!*0.000000001)" office:value-type="string" office:string-value="#BEZUG!" calcext:value-type="string">
            <text:p>#BEZUG!</text:p>
          </table:table-cell>
          <table:table-cell table:number-columns-repeated="57"/>
        </table:table-row>
        <table:table-row table:style-name="ro1">
          <table:table-cell office:value-type="float" office:value="117500" calcext:value-type="float">
            <text:p>11750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((2*3.14159*[.A25])^2*[.E25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123200" calcext:value-type="float">
            <text:p>123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((2*3.14159*[.A26])^2*[.E26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127400" calcext:value-type="float">
            <text:p>1274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((2*3.14159*[.A27])^2*[.E27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135000" calcext:value-type="float">
            <text:p>13500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((2*3.14159*[.A28])^2*[.E28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140500" calcext:value-type="float">
            <text:p>14050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((2*3.14159*[.A29])^2*[.E29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147400" calcext:value-type="float">
            <text:p>14740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((2*3.14159*[.A30])^2*[.E30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150800" calcext:value-type="float">
            <text:p>1508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((2*3.14159*[.A31])^2*[.E31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155400" calcext:value-type="float">
            <text:p>1554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((2*3.14159*[.A32])^2*[.E32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173000" calcext:value-type="float">
            <text:p>1730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((2*3.14159*[.A33])^2*[.E33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179800" calcext:value-type="float">
            <text:p>1798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((2*3.14159*[.A34])^2*[.E34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186200" calcext:value-type="float">
            <text:p>1862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((2*3.14159*[.A35])^2*[.E35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194200" calcext:value-type="float">
            <text:p>1942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((2*3.14159*[.A24])^2*[.E24]*0.000000001)" office:value-type="float" office:value="0.0000239063582421847" calcext:value-type="float">
            <text:p>2.39063582421847E-05</text:p>
          </table:table-cell>
          <table:table-cell table:number-columns-repeated="57"/>
        </table:table-row>
        <table:table-row table:style-name="ro1">
          <table:table-cell office:value-type="float" office:value="204200" calcext:value-type="float">
            <text:p>2042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((2*3.14159*[.A37])^2*[.E37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217000" calcext:value-type="float">
            <text:p>217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((2*3.14159*[.A38])^2*[.E38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227800" calcext:value-type="float">
            <text:p>2278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((2*3.14159*[.A39])^2*[.E39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263400" calcext:value-type="float">
            <text:p>26340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((2*3.14159*[.A40])^2*[.E40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278000" calcext:value-type="float">
            <text:p>27800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((2*3.14159*[.A41])^2*[.E41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292900" calcext:value-type="float">
            <text:p>29290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((2*3.14159*[.A42])^2*[.E42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307500" calcext:value-type="float">
            <text:p>30750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((2*3.14159*[.A43])^2*[.E43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325000" calcext:value-type="float">
            <text:p>3250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((2*3.14159*[.A44])^2*[.E44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341000" calcext:value-type="float">
            <text:p>34100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((2*3.14159*[.A45])^2*[.E45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349500" calcext:value-type="float">
            <text:p>3495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((2*3.14159*[.A46])^2*[.E46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371400" calcext:value-type="float">
            <text:p>37140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((2*3.14159*[.A47])^2*[.E47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393000" calcext:value-type="float">
            <text:p>39300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((2*3.14159*[.A48])^2*[.E48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407000" calcext:value-type="float">
            <text:p>40700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((2*3.14159*[.A49])^2*[.E49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428700" calcext:value-type="float">
            <text:p>42870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((2*3.14159*[.A50])^2*[.E50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444600" calcext:value-type="float">
            <text:p>4446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((2*3.14159*[.A51])^2*[.E51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466500" calcext:value-type="float">
            <text:p>46650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((2*3.14159*[.A52])^2*[.E52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487000" calcext:value-type="float">
            <text:p>487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((2*3.14159*[.A53])^2*[.E53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494800" calcext:value-type="float">
            <text:p>4948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((2*3.14159*[.A54])^2*[.C54]*0.000000001)" office:value-type="float" office:value="0.0000103462177632871" calcext:value-type="float">
            <text:p>1.03462177632871E-05</text:p>
          </table:table-cell>
          <table:table-cell table:number-columns-repeated="57"/>
        </table:table-row>
        <table:table-row table:style-name="ro1">
          <table:table-cell office:value-type="float" office:value="549400" calcext:value-type="float">
            <text:p>54940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((2*3.14159*[.A55])^2*[.E55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583100" calcext:value-type="float">
            <text:p>58310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((2*3.14159*[.A56])^2*[.E56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585900" calcext:value-type="float">
            <text:p>5859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((2*3.14159*[.A57])^2*[.E57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638500" calcext:value-type="float">
            <text:p>63850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((2*3.14159*[.A58])^2*[.E58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642600" calcext:value-type="float">
            <text:p>6426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((2*3.14159*[.A59])^2*[.E59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695700" calcext:value-type="float">
            <text:p>6957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((2*3.14159*[.A60])^2*[.E60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708400" calcext:value-type="float">
            <text:p>7084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((2*3.14159*[.A61])^2*[.E61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724800" calcext:value-type="float">
            <text:p>7248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((2*3.14159*[.A62])^2*[.E62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820500" calcext:value-type="float">
            <text:p>82050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((2*3.14159*[.A63])^2*[.E63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832300" calcext:value-type="float">
            <text:p>8323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((2*3.14159*[.A64])^2*[.E64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845600" calcext:value-type="float">
            <text:p>8456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((2*3.14159*[.A65])^2*[.E65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960400" calcext:value-type="float">
            <text:p>96040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((2*3.14159*[.A66])^2*[.E66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980400" calcext:value-type="float">
            <text:p>980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((2*3.14159*[.A67])^2*[.E67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980400" calcext:value-type="float">
            <text:p>980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((2*3.14159*[.A68])^2*[.E68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977700" calcext:value-type="float">
            <text:p>977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((2*3.14159*[.A69])^2*[.E69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977200" calcext:value-type="float">
            <text:p>977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((2*3.14159*[.A70])^2*[.E70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1281000" calcext:value-type="float">
            <text:p>128100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1/((2*3.14159*[.A71])^2*[.E71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1281000" calcext:value-type="float">
            <text:p>128100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1/((2*3.14159*[.A72])^2*[.E72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1285000" calcext:value-type="float">
            <text:p>128500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1/((2*3.14159*[.A73])^2*[.E73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1330700" calcext:value-type="float">
            <text:p>133070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1/((2*3.14159*[.A74])^2*[.E74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table:number-columns-repeated="6"/>
          <table:table-cell table:formula="of:=1/((2*3.14159*[.A75])^2*[.E75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table:number-columns-repeated="6"/>
          <table:table-cell table:formula="of:=1/((2*3.14159*[.A76])^2*[.E76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table:number-columns-repeated="6"/>
          <table:table-cell table:formula="of:=1/((2*3.14159*[.A77])^2*[.E77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table:number-columns-repeated="6"/>
          <table:table-cell table:formula="of:=1/((2*3.14159*[.A78])^2*[.E78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table:number-columns-repeated="6"/>
          <table:table-cell table:formula="of:=1/((2*3.14159*[.A79])^2*[.E79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table:number-columns-repeated="6"/>
          <table:table-cell table:formula="of:=1/((2*3.14159*[.A80])^2*[.E80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table:number-columns-repeated="6"/>
          <table:table-cell table:formula="of:=1/((2*3.14159*[.A81])^2*[.E81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table:number-columns-repeated="6"/>
          <table:table-cell table:formula="of:=1/((2*3.14159*[.A82])^2*[.E82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table:number-columns-repeated="6"/>
          <table:table-cell table:formula="of:=1/((2*3.14159*[.A83])^2*[.E83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table:number-columns-repeated="6"/>
          <table:table-cell table:formula="of:=1/((2*3.14159*[.A84])^2*[.E84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table:number-columns-repeated="6"/>
          <table:table-cell table:formula="of:=1/((2*3.14159*[.A85])^2*[.E85]*0.000000001)" office:value-type="string" office:string-value="" calcext:value-type="error">
            <text:p>#DIV/0!</text:p>
          </table:table-cell>
          <table:table-cell table:number-columns-repeated="57"/>
        </table:table-row>
        <table:table-row table:style-name="ro1">
          <table:table-cell office:value-type="float" office:value="1281790" calcext:value-type="float">
            <text:p>1281790</text:p>
          </table:table-cell>
          <table:table-cell office:value-type="string" calcext:value-type="string">
            <text:p>59 1 1</text:p>
          </table:table-cell>
          <table:table-cell table:number-columns-repeated="2"/>
          <table:table-cell office:value-type="float" office:value="0.438" calcext:value-type="float">
            <text:p>0.438</text:p>
          </table:table-cell>
          <table:table-cell/>
          <table:table-cell table:formula="of:=1/((2*3.14159*[.A86])^2*[.E86]*0.000000001)" office:value-type="float" office:value="0.0000351992271726528" calcext:value-type="float">
            <text:p>3.51992271726528E-05</text:p>
          </table:table-cell>
          <table:table-cell table:number-columns-repeated="57"/>
        </table:table-row>
        <table:table-row table:style-name="ro1" table:number-rows-repeated="104848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5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$Linux_X86_64 LibreOffice_project/30$Build-2</meta:generator>
    <meta:creation-date>2020-01-08T14:51:12Z</meta:creation-date>
    <dc:date>2020-01-15T15:25:07.806559139</dc:date>
    <meta:editing-cycles>3</meta:editing-cycles>
    <meta:editing-duration>PT4M21S</meta:editing-duration>
    <meta:document-statistic meta:table-count="2" meta:cell-count="891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4.133cm" svg:y="4.004cm" style:legend-expansion="high" chart:style-name="ch2"/>
        <chart:plot-area chart:style-name="ch3" table:cell-range-address="Sheet1.B70:Sheet1.B72 Sheet1.E70:Sheet1.E72" svg:x="0.319cm" svg:y="0.179cm" svg:width="13.495cm" svg:height="8.641cm">
          <chartooo:coordinate-region svg:x="0.976cm" svg:y="0.352cm" svg:width="12.744cm" svg:height="7.87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70:Sheet1.B72" chart:class="chart:line">
            <chart:data-point chart:repeated="3"/>
          </chart:series>
          <chart:series chart:style-name="ch8" chart:values-cell-range-address="Sheet1.E70:Sheet1.E72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Sheet1.B70:Sheet1.B72</svg:desc>
                </draw:g>
              </table:table-cell>
              <table:table-cell office:value-type="float" office:value="0.00000102361001539346">
                <text:p>0.00000102361001539346</text:p>
                <draw:g>
                  <svg:desc>Sheet1.E70:Sheet1.E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">
                <text:p>54</text:p>
              </table:table-cell>
              <table:table-cell office:value-type="float" office:value="0.00000771604938271605">
                <text:p>0.000007716049382716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">
                <text:p>104</text:p>
              </table:table-cell>
              <table:table-cell office:value-type="float" office:value="0.000102030405060708">
                <text:p>0.0001020304050607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